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490e6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65add" officeooo:paragraph-rsid="00365add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6c1ac" officeooo:paragraph-rsid="0036c1ac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76069"/>
    </style:style>
    <style:style style:name="P5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81644" officeooo:paragraph-rsid="00381644"/>
    </style:style>
    <style:style style:name="T1" style:family="text">
      <style:text-properties fo:color="#dd114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start cob-computer</text:p>
      <text:p text:style-name="P1">- connect to WIFI ‘cob-25-direct’</text:p>
      <text:p text:style-name="P1">- in Terminal, do <text:span text:style-name="T1">ssh 10.4.25.11</text:span>, don’t need to give in password anymore</text:p>
      <text:p text:style-name="P1"/>
      <text:p text:style-name="P2">Launch basic settings for base &amp; torso</text:p>
      <text:p text:style-name="P2">- <text:span text:style-name="T1">roslaunch cob_bringup robot.launch</text:span></text:p>
      <text:p text:style-name="P2"/>
      <text:p text:style-name="P4">Launch base solo</text:p>
      <text:p text:style-name="P4">- roslaunch cob_bringup base_solo.launch</text:p>
      <text:p text:style-name="P2"/>
      <text:p text:style-name="P3">check battery status</text:p>
      <text:p text:style-name="P3">- rostopic echo /bms/remaining_capacity</text:p>
      <text:p text:style-name="P3">- rostopic echo /bms/battery_state</text:p>
      <text:p text:style-name="P2"/>
      <text:p text:style-name="P4">shutdown</text:p>
      <text:p text:style-name="P4">- sudo cob-shutdown, then press power button for 10 sec</text:p>
      <text:p text:style-name="P4"/>
      <text:p text:style-name="P5">Init base_settings after bringup</text:p>
      <text:p text:style-name="P5">- rosservice call /base/driver/init</text:p>
      <text:p text:style-name="P4"/>
      <text:p text:style-name="P4">check docker_control for disable bumper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17T15:21:00.633722010</dc:date>
    <meta:editing-duration>PT2H26M50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74" meta:character-count="518" meta:non-whitespace-character-count="459"/>
  </office:meta>
</office:document-meta>
</file>